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ixgeneral, serif"/>
    <style:font-face style:name="arial" svg:font-family="arial, helvetica, clean, sans-serif"/>
    <style:font-face style:name="dejavu sans mono" svg:font-family="'dejavu sans mono',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paragraph-rsid="001ee781"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1ee781"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fo:background-color="#adff2f" style:font-weight-asian="normal" style:font-weight-complex="normal"/>
    </style:style>
    <style:style style:name="P9" style:family="paragraph" style:parent-style-name="Standard">
      <style:paragraph-properties fo:text-align="justify" style:justify-single-word="false"/>
    </style:style>
    <style:style style:name="T1" style:family="text">
      <style:text-properties fo:font-variant="normal" fo:text-transform="none" fo:color="#000000" style:font-name="Times New Roman" fo:font-size="11.25pt" fo:letter-spacing="normal" fo:font-style="normal"/>
    </style:style>
    <style:style style:name="T2" style:family="text">
      <style:text-properties fo:font-variant="normal" fo:text-transform="none" fo:color="#000000" style:font-name="Times New Roman" fo:font-size="11.25pt" fo:letter-spacing="normal" fo:font-style="normal" fo:font-weight="normal" officeooo:rsid="001730c3"/>
    </style:style>
    <style:style style:name="T3" style:family="text">
      <style:text-properties fo:font-variant="normal" fo:text-transform="none" fo:color="#000000" style:font-name="Times New Roman" fo:font-size="11.25pt" fo:letter-spacing="normal" fo:font-style="normal" fo:font-weight="normal" fo:background-color="transparent" loext:char-shading-value="0" style:font-weight-asian="normal" style:font-weight-complex="normal"/>
    </style:style>
    <style:style style:name="T4" style:family="text">
      <style:text-properties fo:font-variant="normal" fo:text-transform="none" fo:color="#000000" style:font-name="Times New Roman" fo:font-size="11.25pt" fo:letter-spacing="normal" fo:font-style="normal" fo:font-weight="normal" officeooo:rsid="001730c3" fo:background-color="transparent" loext:char-shading-value="0" style:font-weight-asian="normal" style:font-weight-complex="normal"/>
    </style:style>
    <style:style style:name="T5" style:family="text">
      <style:text-properties fo:font-variant="normal" fo:text-transform="none" fo:color="#000000" style:font-name="Times New Roman" fo:font-size="11.25pt" fo:letter-spacing="normal" fo:font-style="normal" fo:font-weight="normal" officeooo:rsid="001730c3" fo:background-color="#adff2f" loext:char-shading-value="0"/>
    </style:style>
    <style:style style:name="T6" style:family="text">
      <style:text-properties fo:font-variant="normal" fo:text-transform="none" fo:color="#000000" style:font-name="Times New Roman" fo:font-size="11.25pt" fo:letter-spacing="normal" fo:font-style="normal" fo:font-weight="normal" officeooo:rsid="001730c3" fo:background-color="#adff2f" loext:char-shading-value="0"/>
    </style:style>
    <style:style style:name="T7" style:family="text">
      <style:text-properties fo:font-variant="normal" fo:text-transform="none" fo:color="#000000" style:font-name="Times New Roman" fo:font-size="11.25pt" fo:letter-spacing="normal" fo:font-style="normal" fo:font-weight="normal" officeooo:rsid="001730c3" fo:background-color="#adff2f" loext:char-shading-value="0" style:font-weight-asian="normal" style:font-weight-complex="normal"/>
    </style:style>
    <style:style style:name="T8" style:family="text">
      <style:text-properties fo:font-variant="normal" fo:text-transform="none" fo:color="#000000" style:font-name="Times New Roman" fo:font-size="11.25pt" fo:letter-spacing="normal" fo:font-style="normal" fo:font-weight="normal" officeooo:rsid="001730c3" style:font-weight-asian="normal" style:font-weight-complex="normal"/>
    </style:style>
    <style:style style:name="T9" style:family="text">
      <style:text-properties fo:font-variant="normal" fo:text-transform="none" fo:color="#000000" style:font-name="Times New Roman" fo:font-size="11.25pt" fo:letter-spacing="normal" fo:font-style="normal" fo:font-weight="normal" officeooo:rsid="001730c3" style:font-weight-asian="normal" style:font-weight-complex="normal" fo:background-color="#ffffff"/>
    </style:style>
    <style:style style:name="T10" style:family="text">
      <style:text-properties fo:font-variant="normal" fo:text-transform="none" fo:color="#000000" style:font-name="Times New Roman" fo:font-size="11.25pt" fo:letter-spacing="normal" fo:font-style="normal" officeooo:rsid="001730c3"/>
    </style:style>
    <style:style style:name="T11" style:family="text">
      <style:text-properties fo:font-variant="normal" fo:text-transform="none" fo:color="#000000" style:font-name="Times New Roman" fo:font-size="11.25pt" fo:letter-spacing="normal" fo:font-style="normal" officeooo:rsid="001730c3" fo:background-color="#ffffff"/>
    </style:style>
    <style:style style:name="T12" style:family="text">
      <style:text-properties fo:font-variant="normal" fo:text-transform="none" fo:color="#000000" style:font-name="Times New Roman" fo:font-size="11.25pt" fo:letter-spacing="normal" fo:font-style="normal" officeooo:rsid="001730c3" fo:background-color="#adff2f" loext:char-shading-value="0"/>
    </style:style>
    <style:style style:name="T13" style:family="text">
      <style:text-properties fo:font-variant="normal" fo:text-transform="none" fo:color="#000000" style:font-name="Times New Roman" fo:font-size="11.25pt" fo:letter-spacing="normal" fo:font-style="normal" officeooo:rsid="001730c3" fo:background-color="#adff2f" loext:char-shading-value="0"/>
    </style:style>
    <style:style style:name="T14" style:family="text">
      <style:text-properties fo:font-variant="normal" fo:text-transform="none" fo:color="#000000" style:font-name="Times New Roman" fo:font-size="11.25pt" fo:letter-spacing="normal" fo:font-style="normal" officeooo:rsid="001730c3" fo:background-color="transparent" loext:char-shading-value="0"/>
    </style:style>
    <style:style style:name="T15" style:family="text">
      <style:text-properties fo:font-variant="normal" fo:text-transform="none" fo:color="#000000" style:font-name="Times New Roman" fo:font-size="11.25pt" fo:letter-spacing="normal" fo:font-style="normal" officeooo:rsid="001ee781"/>
    </style:style>
    <style:style style:name="T16" style:family="text">
      <style:text-properties fo:font-variant="normal" fo:text-transform="none" fo:color="#2f4a8b" style:font-name="Times New Roman" fo:font-size="11.25pt" fo:letter-spacing="normal" fo:font-style="normal"/>
    </style:style>
    <style:style style:name="T17" style:family="text">
      <style:text-properties fo:font-variant="normal" fo:text-transform="none" fo:color="#2f4a8b" style:font-name="Times New Roman" fo:font-size="11.25pt" fo:letter-spacing="normal" fo:font-style="normal" fo:font-weight="normal" fo:background-color="transparent" loext:char-shading-value="0" style:font-weight-asian="normal" style:font-weight-complex="normal"/>
    </style:style>
    <style:style style:name="T18" style:family="text">
      <style:text-properties fo:font-variant="normal" fo:text-transform="none" fo:color="#2f4a8b" style:font-name="Times New Roman" fo:font-size="11.25pt" fo:letter-spacing="normal" fo:font-style="normal" officeooo:rsid="001730c3"/>
    </style:style>
    <style:style style:name="T19" style:family="text">
      <style:text-properties fo:font-variant="normal" fo:text-transform="none" fo:color="#2f4a8b" style:font-name="Times New Roman" fo:font-size="11.25pt" fo:letter-spacing="normal" fo:font-style="normal" officeooo:rsid="001730c3" fo:background-color="#adff2f" loext:char-shading-value="0"/>
    </style:style>
    <style:style style:name="T20" style:family="text">
      <style:text-properties fo:background-color="#ff4500" loext:char-shading-value="0"/>
    </style:style>
    <style:style style:name="T21" style:family="text">
      <style:text-properties fo:background-color="#adff2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ategias para aumentar la precisión de la predicción en la selección genómica de rasgos complejos en alfalfa ( Medicago sativa L.)</text:p>
      <text:p text:style-name="P1"/>
      <text:p text:style-name="P2">1. Introducción</text:p>
      <text:p text:style-name="P2"/>
      <text:p text:style-name="P5">La alfalfa (Medicago sativa L.) es un cultivo forrajero perenne autotetraploide (2 n = 4 x = 32) con un tamaño de genoma de 800–1000 Mb [ 1]. Sin embargo, el mejoramiento de la alfalfa se complica por su alta heterocigosidad, herencia polisómica y naturaleza cruzada, lo que dificulta la creación de líneas endogámicas. Los objetivos de mejoramiento de la alfalfa apuntan a la mejora del rendimiento, la calidad y la tolerancia del forraje a los estreses bióticos y abióticos. Este proceso requiere la selección de plantas perennes que puedan mantener la productividad y calidad de la biomasa durante varios años. Por lo tanto, los rasgos deben evaluarse en múltiples cosechas cada año durante varios años. En consecuencia, la ganancia genética es más lenta en comparación con los cultivos anuales. Además, <text:span text:style-name="T20">los programas de mejoramiento de alfalfa se han centrado en gran medida en la selección fenotípica recurrente (PS) en ambientes de campo para mejorar los rasgos cuantitativos de interés</text:span>. Sin embargo, este enfoque está limitado por el tamaño de la población reproductora, las interacciones genotipo × ambiente o la baja heredabilidad del rasgo.</text:p>
      <text:p text:style-name="P5"/>
      <text:p text:style-name="P5"><text:span text:style-name="T20">Una alternativa prometedora al PS recurrente es la selección indirecta basada en el uso de marcadores moleculares generados,</text:span> por ejemplo, a través del genotipado por secuenciación (GBS) [ 2 ]. Los marcadores estrechamente vinculados a los loci de rasgos cuantitativos (QTL) se pueden usar para la selección asistida por marcadores (MAS) en los programas de mejoramiento. <text:span text:style-name="T20">Inicialmente, los QTL se detectan mediante mapeo genético o estudios de asociación del genoma completo (GWAS), en los que las asociaciones marcador-rasgo que superan umbrales específicos se declaran estadísticamente significativas (Figura 1a). Sin embargo, MAS es principalmente efectivo para rasgos controlados por relativamente pocos genes con grandes efectos. Para rasgos complejos (p. ej., tolerancia al estrés o rendimiento) en poblaciones de élite, puede ser difícil identificar claramente QTL con un efecto importante porque el rasgo a menudo está controlado por múltiples loci que poseen efectos pequeños.</text:span></text:p>
      <text:p text:style-name="P6"/>
      <text:p text:style-name="P6">La salinidad del suelo es uno de los principales factores ambientales que limitan la productividad de la alfalfa. Se han aplicado herramientas genómicas para identificar factores genéticos importantes que influyen en la tolerancia a la sal en la alfalfa. Se han identificado loci genéticos asociados con la tolerancia al estrés salino a partir de diferentes estudios. Yu et al. (2016) identificaron 23 marcadores y 14 genes funcionales asociados con la germinación bajo estrés salino [ 3 ]. Liu et al. (2017) identificaron 42 marcadores asociados con el rendimiento de forraje, la altura de la planta, el contenido de clorofila de la hoja y la conductancia estomática bajo estrés salino [ 4 ]. Liu et al. (2019) identificaron 49 marcadores asociados con el rendimiento de forraje, la altura de la planta, el contenido relativo de agua de la hoja y la conductancia estomática bajo estrés salino [ 5]. Más recientemente, Medina et al. (2020) identificaron 27 marcadores asociados con el rendimiento de biomasa y el vigor de la planta bajo estrés salino [ 6 ]. Esos resultados destacaron la complejidad genética de la respuesta al estrés salino en la alfalfa.</text:p>
      <text:p text:style-name="P6"/>
      <text:p text:style-name="P6">La estrategia de mejoramiento convencional para mejorar la tolerancia a la sal de la alfalfa requiere mucho tiempo y es menos efectiva. <text:span text:style-name="T21">La selección genómica (GS) ofrece el potencial para acortar los ciclos de selección y mejoramiento de la alfalfa. GS es una alternativa prometedora para determinar el potencial genético o valor genético de un individuo en base a marcadores de genoma completo (Figura 1a). Este método sigue el modelo infinitesimal, que supone que un rasgo cuantitativo está determinado por un número infinito de loci no vinculados y no epistáticos, cada uno con un efecto muy pequeño que satisface la normalidad y la linealidad [ 7 ].</text:span> <text:span text:style-name="T21">Esta técnica utiliza modelos estadísticos tanto paramétricos </text:span><text:soft-page-break/><text:span text:style-name="T21">como no paramétricos para determinar asociaciones de valores de rasgos fenotípicos con marcadores moleculares de todo el genoma. Esta información se utiliza posteriormente para predecir valores genéticos futuros (es decir, valores genéticos estimados genómicamente, GEBV) para cada individuo en una población en función de su perfil de marcador/genotipo de todo el genoma [ 8]</text:span>. Por lo tanto, los ciclos rápidos de selección basados ​​en marcadores pueden reemplazar algunos ciclos de selección fenotípica que requieren mucho tiempo para acelerar la ganancia genética. En este artículo, revisamos diferentes modelos GS y su aplicación a cultivos poliploides. También demostramos la implementación de modelos GS en un conjunto de datos reales de alfalfa y papa para identificar enfoques mejorados para implementar GS en diferentes programas de mejoramiento.</text:p>
      <text:p text:style-name="P6"/>
      <text:p text:style-name="P3">2. Métodos Estadísticos en GS</text:p>
      <text:p text:style-name="P3"/>
      <text:p text:style-name="P9"><text:span text:style-name="T6">Existe un amplio repertorio de modelos paramétricos y no paramétricos para obtener GEBVs que difieren en complejidad, precisión y requisitos computacionales (Figura 1B).</text:span><text:span text:style-name="T2"> </text:span><text:span text:style-name="T6">Algunos rasgos fenotípicos son muy complejos y más difíciles de predecir utilizando su información genética, por lo tanto, la precisión en el modelado de GS es una piedra angular. La métrica de precisión del modelo se calcula como el coeficiente de correlación de Pearson (…) ) entre GEBV en una población de entrenamiento y fenotipos observados en una población de prueba.</text:span><text:span text:style-name="T2"> La determinación de un GEBV se puede resolver como una regresión:</text:span></text:p>
      <text:p text:style-name="P9"><text:span text:style-name="T4"/></text:p>
      <text:p text:style-name="P9"><text:span text:style-name="T4">…</text:span></text:p>
      <text:p text:style-name="P9"><text:span text:style-name="T4"/></text:p>
      <text:p text:style-name="P9"><text:span text:style-name="T7">En GS, sin embargo, los marcadores moleculares o predictores ( p ) son mayores que las observaciones ( n ), lo que genera un problema p pequeño n grande (...). Por lo tanto, la estimación de los efectos de los marcadores mediante regresión múltiple mediante mínimos cuadrados ordinarios no es posible. Para resolver este problema, se han desarrollado múltiples métodos para manejar la alta dimensionalidad de los datos genómicos.</text:span><text:span text:style-name="T4"> </text:span><text:span text:style-name="T7">Los modelos de contracción, como la mejor predicción lineal imparcial mediante regresión de cresta (RRBLUP) [ 9 ] o la mejor predicción lineal imparcial genómica (GBLUP)</text:span><text:span text:style-name="T4"> [ 10 ], son los modelos más populares utilizados en GS. Ambos modelos </text:span><text:span text:style-name="T7">suponen que el efecto de todos los marcadores de polimorfismo de un solo nucleótido (SNP) se distribuye normalmente con la misma varianza [ 9 ].</text:span><text:span text:style-name="T4"> </text:span><text:span text:style-name="T7">Los modelos bayesianos y de operador de selección y contracción mínima absoluta (LASSO) asumen que algunos SNP tienen efectos grandes o moderados, y otros tienen efectos pequeños o nulos [ 11 ]</text:span><text:span text:style-name="T4">.]. Finalmente, </text:span><text:span text:style-name="T7">los modelos de aprendizaje automático (ML) como el bosque aleatorio (RF), la máquina de vectores de soporte (SVM) y los algoritmos de aprendizaje profundo (DL) no asumen linealidad en el modelo. Los modelos ML pueden usar kernels no lineales para capturar interacciones SNP-SNP complejas y relaciones no lineales.</text:span></text:p>
      <text:p text:style-name="P9"><text:span text:style-name="T7"/></text:p>
      <text:p text:style-name="P3"><text:span text:style-name="T10">2.1. Mejor predicción lineal imparcial de regresión de crestas (RRBLUP)</text:span></text:p>
      <text:p text:style-name="P3"><text:span text:style-name="T10"/></text:p>
      <text:p text:style-name="P6"><text:span text:style-name="T12">El RRBLUP es un método de contracción para obtener GEBV mediante la incorporación de información genómica en BLUP mediante la regresión de crestas (RR).</text:span><text:span text:style-name="T10"> Este modelo ha sido implementado en el paquete de R RRBLUP [ 9 ]. </text:span><text:span text:style-name="T12">Las ecuaciones de predicción utilizadas por RRBLUP asumen a priori que todos los loci explican cantidades iguales de variación genética.</text:span><text:span text:style-name="T10"> El núcleo del paquete RRBLUP es la función mixed.solve, que resuelve cualquier modelo mixto de la forma:</text:span></text:p>
      <text:p text:style-name="P9"><text:span text:style-name="T4"/></text:p>
      <text:p text:style-name="P9"><text:span text:style-name="T4">…</text:span></text:p>
      <text:p text:style-name="P9"><text:span text:style-name="T4"/></text:p>
      <text:p text:style-name="P2"><text:span text:style-name="T14">2.2. Mejor predicción lineal imparcial genómica (GBLUP)</text:span></text:p>
      <text:p text:style-name="P2"><text:span text:style-name="T14"/></text:p>
      <text:p text:style-name="P5"><text:span text:style-name="T13">GBLUP mide la relación entre individuos con la ayuda de datos de marcadores. La diferencia con RRBLUP es el uso de una matriz de relación basada en marcadores denominada matriz de relación genómica (GRM) o matriz G [ 12 ]. La matriz G define la covarianza entre parientes conocidos en una población, según la información del marcador de ADN. </text:span><text:span text:style-name="T14">El modelo mixto para el análisis GBLUP utiliza la siguiente fórmula:</text:span></text:p>
      <text:p text:style-name="P5"><text:soft-page-break/><text:span text:style-name="T14"/></text:p>
      <text:p text:style-name="P5"><text:span text:style-name="T14">…</text:span></text:p>
      <text:p text:style-name="P5"><text:span text:style-name="T14"/></text:p>
      <text:p text:style-name="P8"><text:span text:style-name="T10">Las matrices de relaciones genómicas descritas se basan en la identidad por estado y simplemente miden la similitud de los alelos entre individuos [ 15 ].</text:span></text:p>
      <text:p text:style-name="P8"><text:span text:style-name="T10"/></text:p>
      <text:p text:style-name="P4"><text:span text:style-name="T15">2.3 </text:span><text:span text:style-name="T10">Mejor predicción lineal imparcial genómica ponderada (WGBLUP)</text:span></text:p>
      <text:p text:style-name="P7"><text:span text:style-name="T10"/></text:p>
      <text:p text:style-name="P7"><text:span text:style-name="T10">El método GBLUP generalmente asume que todos los SNP explican la misma fracción de variación genética. Sin embargo, los rasgos se ven afectados por diferentes arquitecturas genéticas asociadas con SNP que poseen efectos variables (p. ej., SNP principales). </text:span><text:span text:style-name="T12">Para tener en cuenta los diferentes efectos de los diferentes alelos SNP, se desarrolló el método GBLUP ponderado (WGBLUP) para incorporar pesos desiguales para todos los SNP [ 16 ].</text:span></text:p>
      <text:p text:style-name="P7"><text:span text:style-name="T10"/></text:p>
      <text:p text:style-name="P6"><text:span text:style-name="T10">…</text:span></text:p>
      <text:p text:style-name="P6"><text:span text:style-name="T10"/></text:p>
      <text:p text:style-name="P3"><text:span text:style-name="T10">2.3. Modelos bayesianos</text:span></text:p>
      <text:p text:style-name="P3"><text:span text:style-name="T10"/></text:p>
      <text:p text:style-name="P6"><text:span text:style-name="T12">Los modelos bayesianos aplicados a GS</text:span><text:span text:style-name="T10"> no asumen una distribución normal de los efectos de los marcadores. En cambio, </text:span><text:span text:style-name="T12">asumen que pocos marcadores tendrán grandes efectos en el rasgo, lo que permite que los marcadores tengan diferentes efectos y variaciones. Los modelos bayesianos imponen una contracción más fuerte hacia cero en los efectos SNP pequeños y una contracción menor en los efectos SNP relativamente grandes.</text:span><text:span text:style-name="T10"> El paquete BGLR R implementa una gran colección de modelos bayesianos [ </text:span><text:bookmark text:name="__tag_1022849086"/><text:a xlink:type="simple" xlink:href="https://www.ncbi.nlm.nih.gov/pmc/articles/PMC8699225/#B20-cells-10-03372" text:style-name="Internet_20_link" text:visited-style-name="Visited_20_Internet_20_Link"><text:span text:style-name="T18">20</text:span></text:a><text:span text:style-name="T10"> ]. Los modelos bayesianos para variables continuas están representados por la ecuación:</text:span></text:p>
      <text:p text:style-name="P6"><text:span text:style-name="T10"/></text:p>
      <text:p text:style-name="P6"><text:span text:style-name="T10">…</text:span></text:p>
      <text:p text:style-name="P6"><text:span text:style-name="T10"/></text:p>
      <text:p text:style-name="P6"><text:span text:style-name="T12">Bayes A, B, Cπ y Bayesian LASSO (BL) son los modelos más comunes utilizados. Todos los modelos asumen diferentes distribuciones previas para efectos SNP (</text:span><text:a xlink:type="simple" xlink:href="https://www.ncbi.nlm.nih.gov/pmc/articles/PMC8699225/table/cells-10-03372-t001/" office:target-frame-name="table" xlink:show="replace" text:style-name="Internet_20_link" text:visited-style-name="Visited_20_Internet_20_Link"><text:span text:style-name="T19">tabla 1</text:span></text:a><text:span text:style-name="T12">).</text:span></text:p>
      <text:p text:style-name="P6"><text:span text:style-name="T12"/></text:p>
      <text:p text:style-name="P6"><text:span text:style-name="T12">…</text:span></text:p>
      <text:p text:style-name="P6"><text:span text:style-name="T12"/></text:p>
      <text:p text:style-name="P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ixgeneral, serif"/>
    <style:font-face style:name="arial" svg:font-family="arial, helvetica, clean, sans-serif"/>
    <style:font-face style:name="dejavu sans mono" svg:font-family="'dejavu sans mono',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3T03:36:03.698731091</meta:creation-date>
    <meta:generator>LibreOffice/6.0.7.3$Linux_X86_64 LibreOffice_project/00m0$Build-3</meta:generator>
    <dc:date>2022-02-13T13:37:11.799630567</dc:date>
    <meta:editing-duration>PT9H30M32S</meta:editing-duration>
    <meta:editing-cycles>15</meta:editing-cycles>
    <meta:document-statistic meta:table-count="0" meta:image-count="0" meta:object-count="0" meta:page-count="3" meta:paragraph-count="25" meta:word-count="1479" meta:character-count="9411" meta:non-whitespace-character-count="7956"/>
  </office:meta>
</office:document-meta>
</file>